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c912" officeooo:paragraph-rsid="0001c912"/>
    </style:style>
    <style:style style:name="P2" style:family="paragraph" style:parent-style-name="Standard">
      <style:text-properties officeooo:paragraph-rsid="0001c912"/>
    </style:style>
    <style:style style:name="P3" style:family="paragraph" style:parent-style-name="Standard">
      <style:text-properties officeooo:rsid="0002392c" officeooo:paragraph-rsid="0002392c"/>
    </style:style>
    <style:style style:name="P4" style:family="paragraph" style:parent-style-name="Standard">
      <style:text-properties officeooo:paragraph-rsid="0002392c"/>
    </style:style>
    <style:style style:name="P5" style:family="paragraph" style:parent-style-name="Standard">
      <style:text-properties officeooo:rsid="00055ebc" officeooo:paragraph-rsid="00055ebc"/>
    </style:style>
    <style:style style:name="T1" style:family="text">
      <style:text-properties officeooo:rsid="0001c912"/>
    </style:style>
    <style:style style:name="T2" style:family="text">
      <style:text-properties officeooo:rsid="000239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rge Ortega Morales<text:tab/><text:tab/><text:tab/><text:tab/><text:tab/><text:tab/><text:tab/>Empresa e Iniciativa Emprendedora</text:p>
      <text:p text:style-name="P1"/>
      <text:p text:style-name="P1">ACTIVIDAD</text:p>
      <text:p text:style-name="P2"><text:span text:style-name="T1">La actividad que realizo es la reparación de teléfonos móviles, </text:span><text:span text:style-name="T2">diferenciándome de la competencia en que puedo reparar dispositivos de toda Andalucía mediante envío o bien en mi tienda.</text:span></text:p>
      <text:p text:style-name="P1"/>
      <text:p text:style-name="P1"/>
      <text:p text:style-name="P3">CLIENTES</text:p>
      <text:p text:style-name="P4"><text:span text:style-name="T2">Mi servicio es para cualquier persona que tenga algún problema con su teléfono, tanto si su dispositivo es de los más nuevos como de los más antigüos. </text:span></text:p>
      <text:p text:style-name="P4"><text:span text:style-name="T2">Mis clientes están muy satisfechos con lo que ofrezco debido al precio menor que el de la competencia, asi que es un precio razonablemente bueno.</text:span></text:p>
      <text:p text:style-name="P4"/>
      <text:p text:style-name="P3">PROBLEMAS / NECESIDAD QUE CUBRE</text:p>
      <text:p text:style-name="P5">En mi tienda cubro la reparación de cualquier dispositivo móvil, tanto los teléfonos más novedosos como los más antigüos para que todo el mundo pueda aceder a la reparación.</text:p>
      <text:p text:style-name="P4"/>
      <text:p text:style-name="P3">PROPUESTA DE VALOR</text:p>
      <text:p text:style-name="P5"><text:span text:style-name="T2">La gran mayoría de las empresas de reparación ofrecen sus servicios por cantidades altas de dinero y no mucha gente suele optar a estos, en mi empresa los precios son asequibles para que todo el mundo pueda acceder a una reparación barata y de calidad, ya que el telédono es un dispositivo indispensable para todo el mundo en la actualidad.</text:span></text:p>
      <text:p text:style-name="P5">Con ofrecer un precio barato, un buen servicio a lcliente y una excelente reparación esperamos seguir creciendo y llegando a más gente.</text:p>
      <text:p text:style-name="P5"/>
      <text:p text:style-name="P5">OBJETIVO A UN AÑO</text:p>
      <text:p text:style-name="P5">Nuestro objetivo a un año es abrir más tiendas por Andalucía e incluso España, incrementando los componentes que compramos, el número de trabajadores y la cantidad de clientes que usa nuestros servicios, para que así más gente pueda acceder a una reparación móvil sin complicaciones.</text:p>
      <text:p text:style-name="P5">Esperamos seguir creciendo sin problemas tanto de suministros como de financiació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2-09-29T13:53:46.984000000</dc:date>
    <meta:editing-duration>PT7M4S</meta:editing-duration>
    <meta:editing-cycles>2</meta:editing-cycles>
    <meta:document-statistic meta:table-count="0" meta:image-count="0" meta:object-count="0" meta:page-count="1" meta:paragraph-count="14" meta:word-count="269" meta:character-count="1638" meta:non-whitespace-character-count="1376"/>
  </office:meta>
</office:document-meta>
</file>